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style:text-line-through-style="solid"/>
    </style:style>
    <style:style style:name="P5" style:family="paragraph" style:parent-style-name="Standard" style:list-style-name="L1">
      <style:text-properties style:text-line-through-style="solid" fo:background-color="transparent" style:font-size-asian="10.5pt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anet 2.0</text:p>
      <text:p text:style-name="Standard">Funciones necesarias</text:p>
      <text:p text:style-name="Standard"/>
      <text:list xml:id="list3787618571" text:style-name="L1">
        <text:list-item>
          <text:p text:style-name="P3">Catalogos</text:p>
          <text:list>
            <text:list-item>
              <text:p text:style-name="P4">Clientes</text:p>
              <text:list>
                <text:list-item>
                  <text:p text:style-name="P4">Listado</text:p>
                </text:list-item>
              </text:list>
            </text:list-item>
            <text:list-item>
              <text:p text:style-name="P2">Productos</text:p>
              <text:list>
                <text:list-item>
                  <text:p text:style-name="P4">Presentaciones</text:p>
                  <text:list>
                    <text:list-item>
                      <text:p text:style-name="P4">Artículos por línea</text:p>
                    </text:list-item>
                  </text:list>
                </text:list-item>
                <text:list-item>
                  <text:p text:style-name="P4">Paquetes</text:p>
                </text:list-item>
                <text:list-item>
                  <text:p text:style-name="P2"><text:span text:style-name="T1">Descuentos</text:span> </text:p>
                </text:list-item>
              </text:list>
            </text:list-item>
          </text:list>
        </text:list-item>
        <text:list-item>
          <text:p text:style-name="P3">Ingresos</text:p>
          <text:list>
            <text:list-item>
              <text:p text:style-name="P4">Basculas</text:p>
              <text:list>
                <text:list-item>
                  <text:p text:style-name="P4">Exportar precios</text:p>
                </text:list-item>
              </text:list>
            </text:list-item>
            <text:list-item>
              <text:p text:style-name="P4">Cuentas por cobrar</text:p>
              <text:list>
                <text:list-item>
                  <text:p text:style-name="P5">Cuentas pendientes</text:p>
                </text:list-item>
                <text:list-item>
                  <text:p text:style-name="P4">Cheque posfechado nuevo</text:p>
                </text:list-item>
                <text:list-item>
                  <text:p text:style-name="P4">Revisar cheques posfechados</text:p>
                </text:list-item>
              </text:list>
            </text:list-item>
            <text:list-item>
              <text:p text:style-name="P4">Pedidos</text:p>
              <text:list>
                <text:list-item>
                  <text:p text:style-name="P4">Cancelación de pedidos</text:p>
                </text:list-item>
              </text:list>
            </text:list-item>
          </text:list>
        </text:list-item>
        <text:list-item>
          <text:p text:style-name="P3">Egresos</text:p>
          <text:list>
            <text:list-item>
              <text:p text:style-name="P2">Comisiones por ventas</text:p>
              <text:list>
                <text:list-item>
                  <text:p text:style-name="P2">Asignación de clientes</text:p>
                </text:list-item>
                <text:list-item>
                  <text:p text:style-name="P2">Pago de comisiones</text:p>
                </text:list-item>
                <text:list-item>
                  <text:p text:style-name="P2">Revisión de comisiones pagadas</text:p>
                </text:list-item>
              </text:list>
            </text:list-item>
            <text:list-item>
              <text:p text:style-name="P2">Compras</text:p>
              <text:list>
                <text:list-item>
                  <text:p text:style-name="P2">Compra nueva</text:p>
                </text:list-item>
                <text:list-item>
                  <text:p text:style-name="P2">Revisar compras</text:p>
                </text:list-item>
              </text:list>
            </text:list-item>
            <text:list-item>
              <text:p text:style-name="P2">Gastos</text:p>
              <text:list>
                <text:list-item>
                  <text:p text:style-name="P2">Gasto nuevo</text:p>
                </text:list-item>
                <text:list-item>
                  <text:p text:style-name="P2">Fact. De gastos</text:p>
                </text:list-item>
              </text:list>
            </text:list-item>
            <text:list-item>
              <text:p text:style-name="P2">Vendedores</text:p>
              <text:list>
                <text:list-item>
                  <text:p text:style-name="P2">Venta detallada</text:p>
                </text:list-item>
                <text:list-item>
                  <text:p text:style-name="P2">Comisiones por vendedor</text:p>
                </text:list-item>
                <text:list-item>
                  <text:p text:style-name="P2">Servicios por vendedor</text:p>
                </text:list-item>
                <text:list-item>
                  <text:p text:style-name="P2">Reasignación de servicios</text:p>
                </text:list-item>
              </text:list>
            </text:list-item>
          </text:list>
        </text:list-item>
        <text:list-item>
          <text:p text:style-name="P3">Reportes</text:p>
          <text:list>
            <text:list-item>
              <text:p text:style-name="P2">Ventas</text:p>
              <text:list>
                <text:list-item>
                  <text:p text:style-name="P2">Reporte general</text:p>
                </text:list-item>
                <text:list-item>
                  <text:p text:style-name="P2">Detallada por artículo</text:p>
                </text:list-item>
                <text:list-item>
                  <text:p text:style-name="P2">Totales por día</text:p>
                </text:list-item>
                <text:list-item>
                  <text:p text:style-name="P2">Total pagado por cliente</text:p>
                </text:list-item>
                <text:list-item>
                  <text:p text:style-name="P2">Detallada por cliente</text:p>
                </text:list-item>
                <text:list-item>
                  <text:p text:style-name="P2">Artículos por cliente</text:p>
                </text:list-item>
                <text:list-item>
                  <text:p text:style-name="P2">Kilos por cliente</text:p>
                </text:list-item>
                <text:list-item>
                  <text:p text:style-name="P2"><text:soft-page-break/>Comparación por vendedor</text:p>
                </text:list-item>
                <text:list-item>
                  <text:p text:style-name="P2">Comparación detallada</text:p>
                </text:list-item>
                <text:list-item>
                  <text:p text:style-name="P2">Clientes sin compras</text:p>
                </text:list-item>
                <text:list-item>
                  <text:p text:style-name="P2">Listado de facturas</text:p>
                </text:list-item>
                <text:list-item>
                  <text:p text:style-name="P2">Facturas por cliente</text:p>
                </text:list-item>
                <text:list-item>
                  <text:p text:style-name="P2">Total facturado por cliente</text:p>
                </text:list-item>
                <text:list-item>
                  <text:p text:style-name="P2">Envíos de CFD por email</text:p>
                </text:list-item>
              </text:list>
            </text:list-item>
            <text:list-item>
              <text:p text:style-name="P2">Vales</text:p>
              <text:list>
                <text:list-item>
                  <text:p text:style-name="P2">Reporte de vales</text:p>
                </text:list-item>
              </text:list>
            </text:list-item>
            <text:list-item>
              <text:p text:style-name="P2">Empleados</text:p>
              <text:list>
                <text:list-item>
                  <text:p text:style-name="P2">Venta detallada por vendedor</text:p>
                </text:list-item>
              </text:list>
            </text:list-item>
            <text:list-item>
              <text:p text:style-name="P2">Pólizas</text:p>
              <text:list>
                <text:list-item>
                  <text:p text:style-name="P2">Cobranza</text:p>
                </text:list-item>
                <text:list-item>
                  <text:p text:style-name="P2">Crédito</text:p>
                </text:list-item>
                <text:list-item>
                  <text:p text:style-name="P2">Contado</text:p>
                </text:list-item>
              </text:list>
            </text:list-item>
            <text:list-item>
              <text:p text:style-name="P2">Precios</text:p>
              <text:list>
                <text:list-item>
                  <text:p text:style-name="P2">Listas de precios</text:p>
                </text:list-item>
                <text:list-item>
                  <text:p text:style-name="P2">Descuento por cliente</text:p>
                </text:list-item>
                <text:list-item>
                  <text:p text:style-name="P2">Descuentos por producto</text:p>
                </text:list-item>
                <text:list-item>
                  <text:p text:style-name="P2">Reporte de cambios de precios</text:p>
                </text:list-item>
              </text:list>
            </text:list-item>
            <text:list-item>
              <text:p text:style-name="P2">Vendedores</text:p>
              <text:list>
                <text:list-item>
                  <text:p text:style-name="P2">Servicios por vendedor</text:p>
                </text:list-item>
              </text:list>
            </text:list-item>
            <text:list-item>
              <text:p text:style-name="P2">Cobranza</text:p>
              <text:list>
                <text:list-item>
                  <text:p text:style-name="P2">Reporte de cobranza</text:p>
                </text:list-item>
                <text:list-item>
                  <text:p text:style-name="P2">Listado de cobranza</text:p>
                </text:list-item>
                <text:list-item>
                  <text:p text:style-name="P2">Listado de cobranza de fin de mes</text:p>
                </text:list-item>
                <text:list-item>
                  <text:p text:style-name="P2">Estado de cuenta</text:p>
                </text:list-item>
              </text:list>
            </text:list-item>
            <text:list-item>
              <text:p text:style-name="P2">Inventario</text:p>
              <text:list>
                <text:list-item>
                  <text:p text:style-name="P2">Existencia de presentaciones</text:p>
                </text:list-item>
                <text:list-item>
                  <text:p text:style-name="P2">Existencia de subproductos</text:p>
                </text:list-item>
              </text:list>
            </text:list-item>
            <text:list-item>
              <text:p text:style-name="P2">Clientes (se repite en catálogo-&gt;clientes)</text:p>
            </text:list-item>
            <text:list-item>
              <text:p text:style-name="P2">Pedidos</text:p>
            </text:list-item>
          </text:list>
        </text:list-item>
        <text:list-item>
          <text:p text:style-name="P3">Pedidos</text:p>
        </text:list-item>
        <text:list-item>
          <text:p text:style-name="P3">Configuración</text:p>
          <text:list>
            <text:list-item>
              <text:p text:style-name="P6">Usuarios</text:p>
              <text:list>
                <text:list-item>
                  <text:p text:style-name="P6">Usuario nuevo</text:p>
                </text:list-item>
                <text:list-item>
                  <text:p text:style-name="P6">Modificar usuari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</meta:initial-creator>
    <meta:creation-date>2012-10-02T10:41:32</meta:creation-date>
    <dc:date>2013-03-19T16:50:15</dc:date>
    <dc:creator>Jorge </dc:creator>
    <meta:editing-duration>PT17H54M13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81" meta:word-count="264" meta:character-count="1387" meta:non-whitespace-character-count="1282"/>
  </office:meta>
</office:document-meta>
</file>